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43a0" officeooo:paragraph-rsid="001b43a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43a0" officeooo:paragraph-rsid="001b43a0" style:font-weight-asian="bold" style:font-weight-complex="bold"/>
    </style:style>
    <style:style style:name="P3" style:family="paragraph" style:parent-style-name="Standard">
      <style:text-properties officeooo:rsid="001b43a0" officeooo:paragraph-rsid="001b43a0"/>
    </style:style>
    <style:style style:name="P4" style:family="paragraph" style:parent-style-name="Standard">
      <style:text-properties officeooo:rsid="001e42ef" officeooo:paragraph-rsid="001e4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 de Información para Laboratorio Clínicos</text:p>
      <text:p text:style-name="P2">Manual del Usuario</text:p>
      <text:p text:style-name="P1"/>
      <text:p text:style-name="P1"/>
      <text:p text:style-name="P1">Solicitudes de estudio</text:p>
      <text:p text:style-name="P1">La solicitud de estudio se crea al momento de la atención al cliente</text:p>
      <text:p text:style-name="P1"/>
      <text:p text:style-name="P1">Facturación de solicitudes</text:p>
      <text:p text:style-name="P1">Una vez realizada la solicitud de estudio de laboratorio se procederá a facturar para el respectivo cobro</text:p>
      <text:p text:style-name="P1"/>
      <text:p text:style-name="P1">Resultados de laboratorio</text:p>
      <text:p text:style-name="P1">Los analistas de laboratorio ingresaran los resultados en el apartado de resultados</text:p>
      <text:p text:style-name="P1"/>
      <text:p text:style-name="P1">Reportes</text:p>
      <text:p text:style-name="P1">El sistema emite reporte de solicitudes ingresadas</text:p>
      <text:p text:style-name="P1">Factura creadas</text:p>
      <text:p text:style-name="P1">Resultados de laboratorio</text:p>
      <text:p text:style-name="P1"/>
      <text:p text:style-name="P4">Mantenimiento de catálogos</text:p>
      <text:p text:style-name="P4">Los catálogos son las listas que se cargan para que el usuario pueda seleccionar en las diferentes pantallas del sistema, estas deben ser supervisadas por el administrador del sistema y se deben crear siempre que se tenga la debida autorización.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Castillo</meta:initial-creator>
    <meta:creation-date>2018-08-03T14:04:56.193694417</meta:creation-date>
    <dc:date>2018-08-03T14:19:15.339957709</dc:date>
    <dc:creator>Julio Castillo</dc:creator>
    <meta:editing-duration>PT11M12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4" meta:word-count="116" meta:character-count="764" meta:non-whitespace-character-count="662"/>
  </office:meta>
</office:document-meta>
</file>